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99cm"/>
    </style:style>
    <style:style style:name="Tableau1.B" style:family="table-column">
      <style:table-column-properties style:column-width="9.022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6a3d" officeooo:paragraph-rsid="000f6a3d"/>
    </style:style>
    <style:style style:name="P2" style:family="paragraph" style:parent-style-name="Standard">
      <style:paragraph-properties fo:text-align="start" style:justify-single-word="false"/>
      <style:text-properties officeooo:rsid="000f6a3d" officeooo:paragraph-rsid="000f6a3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line-through-style="none" style:text-line-through-type="none" fo:font-size="15pt" fo:font-style="italic" style:text-underline-style="solid" style:text-underline-width="auto" style:text-underline-color="font-color" fo:font-weight="bold" officeooo:rsid="000f6a3d" officeooo:paragraph-rsid="000f6a3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weight="bold" officeooo:rsid="000f6a3d" officeooo:paragraph-rsid="000f6a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weight="bold" officeooo:rsid="000fa88e" officeooo:paragraph-rsid="000fa8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weight="bold" officeooo:rsid="00117b49" officeooo:paragraph-rsid="00117b4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underline-style="none" fo:font-weight="bold" officeooo:rsid="0011b68b" officeooo:paragraph-rsid="0011b68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underline-style="none" fo:font-weight="bold" officeooo:rsid="00138dc9" officeooo:paragraph-rsid="00138dc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tyle="normal" style:text-underline-style="none" fo:font-weight="bold" officeooo:rsid="00157436" officeooo:paragraph-rsid="0015743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tyle="normal" style:text-underline-style="none" fo:font-weight="bold" officeooo:rsid="001b7e80" officeooo:paragraph-rsid="001b7e80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f6a3d" officeooo:paragraph-rsid="000f6a3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fa88e" officeooo:paragraph-rsid="000fa88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0fa88e" officeooo:paragraph-rsid="000fa88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11b68b" officeooo:paragraph-rsid="0011b68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fo:font-weight="bold" officeooo:rsid="0011b68b" officeooo:paragraph-rsid="0011b68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0fa88e" officeooo:paragraph-rsid="000fa88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b68b" officeooo:paragraph-rsid="0011b68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8dc9" officeooo:paragraph-rsid="00138dc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7436" officeooo:paragraph-rsid="0015743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7436" officeooo:paragraph-rsid="00157436" fo:background-color="#ffd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38dc9" officeooo:paragraph-rsid="00138dc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7436" officeooo:paragraph-rsid="0015743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38dc9" officeooo:paragraph-rsid="00138dc9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57436" officeooo:paragraph-rsid="00157436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b7e80" officeooo:paragraph-rsid="001b7e80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c83a5" officeooo:paragraph-rsid="001c83a5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c83a5" officeooo:paragraph-rsid="001e19cf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57436" officeooo:paragraph-rsid="00157436" fo:background-color="#ffdbb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fo:font-weight="normal" officeooo:rsid="001c83a5" officeooo:paragraph-rsid="001c83a5" fo:background-color="#ffdbb6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157436" officeooo:paragraph-rsid="0015743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1673aa" officeooo:paragraph-rsid="001673a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19966a" officeooo:paragraph-rsid="0019966a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1b7e80" officeooo:paragraph-rsid="001b7e8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bold" officeooo:rsid="00138dc9" officeooo:paragraph-rsid="00138dc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bold" officeooo:rsid="00157436" officeooo:paragraph-rsid="00157436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468a1a" loext:opacity="100%" fo:font-style="normal" style:text-underline-style="none" fo:font-weight="normal" officeooo:rsid="0019966a" officeooo:paragraph-rsid="0019966a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3465a4" loext:opacity="100%" fo:font-style="italic" style:text-underline-style="none" fo:font-weight="normal" officeooo:rsid="001c83a5" officeooo:paragraph-rsid="001c83a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3465a4" loext:opacity="100%" fo:font-style="italic" style:text-underline-style="none" fo:font-weight="normal" officeooo:rsid="001f9a73" officeooo:paragraph-rsid="001f9a7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465a4" loext:opacity="100%" fo:font-style="italic" style:text-underline-style="none" fo:font-weight="normal" officeooo:rsid="00211674" officeooo:paragraph-rsid="00211674" style:font-style-asian="italic" style:font-weight-asian="normal" style:font-style-complex="italic" style:font-weight-complex="normal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rsid="0011b68b" officeooo:paragraph-rsid="0011b68b"/>
    </style:style>
    <style:style style:name="P42" style:family="paragraph" style:parent-style-name="Table_20_Contents">
      <style:paragraph-properties fo:text-align="start" style:justify-single-word="false"/>
      <style:text-properties officeooo:rsid="0019966a" officeooo:paragraph-rsid="0019966a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9966a" officeooo:paragraph-rsid="0019966a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rsid="001f9a73" officeooo:paragraph-rsid="001f9a73"/>
    </style:style>
    <style:style style:name="P4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dbb6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73aa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background-color="#ffdbb6" loext:char-shading-value="0"/>
    </style:style>
    <style:style style:name="T10" style:family="text">
      <style:text-properties officeooo:rsid="00186234" fo:background-color="#ffdbb6" loext:char-shading-value="0"/>
    </style:style>
    <style:style style:name="T11" style:family="text">
      <style:text-properties officeooo:rsid="0019966a" fo:background-color="#ffdbb6" loext:char-shading-value="0"/>
    </style:style>
    <style:style style:name="T12" style:family="text">
      <style:text-properties officeooo:rsid="001e19cf"/>
    </style:style>
    <style:style style:name="T13" style:family="text">
      <style:text-properties officeooo:rsid="0022c5b7"/>
    </style:style>
    <style:style style:name="T14" style:family="text">
      <style:text-properties officeooo:rsid="0022c8e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069cm" fo:min-width="4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e de Données : Gestion des droits et des utilisateurs </text:p>
      <text:p text:style-name="P1"/>
      <text:p text:style-name="P2"/>
      <text:p text:style-name="P2"/>
      <text:p text:style-name="P11">Sommaire :</text:p>
      <text:p text:style-name="P11">1. Présentation</text:p>
      <text:p text:style-name="P11">2. Les risques</text:p>
      <text:p text:style-name="P11">3. Création des profils</text:p>
      <text:p text:style-name="P11">4. Suppression de profils</text:p>
      <text:p text:style-name="P11">5. Interface graphique</text:p>
      <text:p text:style-name="P11">6. Console mysql</text:p>
      <text:p text:style-name="P11">7.Exemples</text:p>
      <text:p text:style-name="P11">8. Conclusion</text:p>
      <text:p text:style-name="P11"/>
      <text:p text:style-name="P4">1 | <text:s/>Présentation</text:p>
      <text:p text:style-name="P4"/>
      <text:p text:style-name="P13">Dans le monde professionnel, les bases de données font partie intégrante de la plupart des applications ou des sites internet.</text:p>
      <text:p text:style-name="P12">Leur sécurité <text:span text:style-name="T1">peut être compromise de plusieurs manières comme nous lavons vu dans le module de cybersécurité </text:span></text:p>
      <text:p text:style-name="P12"><text:span text:style-name="T1">C’est pourquoi les entreprises </text:span>sécurisent<text:span text:style-name="T1"> leurs architectures à tous les niveaux afin d’éviter les risques. Une des étapes primordiales consiste a </text:span>sécuriser l’accès à sa base de données.<text:span text:style-name="T1"> </text:span></text:p>
      <text:p text:style-name="P16">Lors de la conception d’une base de données, il est nécessaire pour l’administrateur de créer différents profils pour tous les utilisateurs de la base.</text:p>
      <text:p text:style-name="P16">Pour ce faire, une politique de gestion des privilèges va être mise en place afin de contrôler et de limiter l’accès aux données de la base.</text:p>
      <text:p text:style-name="P16"/>
      <text:p text:style-name="P5">2 | <text:s/>Les risques </text:p>
      <text:p text:style-name="P16"/>
      <text:p text:style-name="P16">Les risques auxquels s’exposent les entreprises :</text:p>
      <text:p text:style-name="P16">- vol de données ( perte de confidentialité )</text:p>
      <text:p text:style-name="P16">- altération de données ( perte d’intégrité )</text:p>
      <text:p text:style-name="P16">- destruction de données ( remise ne cause de la continuité d’activité )</text:p>
      <text:p text:style-name="P16">- augmentation du niveau de privilèges d’un utilisateur d’une application ( sécurité, espionnage )</text:p>
      <text:p text:style-name="P16"/>
      <text:p text:style-name="P6">3 | <text:s/>Création de profils</text:p>
      <text:p text:style-name="P6"/>
      <text:p text:style-name="P14">En premier lieu, il faut identifier les différent acteurs ayant besoin d’accéder la bdd, ils peuvent être de différents types :</text:p>
      <text:p text:style-name="P14"><text:span text:style-name="T4">Administrateur :</text:span> </text:p>
      <text:p text:style-name="P14"/>
      <text:p text:style-name="P14"><text:tab/>Personne physique ayant tous les droits sur le SGBD</text:p>
      <text:p text:style-name="P14"/>
      <text:p text:style-name="P15">Applications :</text:p>
      <text:p text:style-name="P15"/>
      <text:p text:style-name="P14"><text:tab/>Outil ou application web accédant à la base</text:p>
      <text:p text:style-name="P14"/>
      <text:p text:style-name="P15">Utilisateur :</text:p>
      <text:p text:style-name="P15"/>
      <text:p text:style-name="P14"><text:tab/>Personne physique se connectant directement à la base en ligne de commande ou via interface graphique ou une application </text:p>
      <text:p text:style-name="P14"/>
      <text:p text:style-name="P14"><text:soft-page-break/>Ensuite, on peut commencer à créer les profils : </text:p>
      <text:p text:style-name="P14"><text:line-break/><text:span text:style-name="T2">En ligne de commande </text:span><text:s text:c="39"/><text:span text:style-name="T7"><text:s/>via l’interface graphique ou une</text:span> </text:p>
      <text:p text:style-name="P14"><text:span text:style-name="T2">via console mysql</text:span><text:tab/><text:tab/><text:tab/><text:tab/><text:tab/><text:tab/><text:span text:style-name="T7">application</text:span></text:p>
      <text:p text:style-name="P14"><text:span text:style-name="T7"/></text:p>
      <text:p text:style-name="P14"><text:span text:style-name="T7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1">Console</text:p>
          </table:table-cell>
          <table:table-cell table:style-name="Tableau1.B1" office:value-type="string">
            <text:p text:style-name="P41"><text:s text:c="16"/>PhpMyAdmin</text:p>
          </table:table-cell>
        </table:table-row>
      </table:table>
      <text:p text:style-name="P14"><text:span text:style-name="T7"/></text:p>
      <text:p text:style-name="P14"><text:span text:style-name="T7"/></text:p>
      <text:p text:style-name="P7">4 | <text:s/>Suppression de profils </text:p>
      <text:p text:style-name="P17"/>
      <text:p text:style-name="P17">Par défaut, des utilisateurs son déjà créés dans PHPMyAdmin.</text:p>
      <text:p text:style-name="P17">Par souci de sécurité, il est plus prudent de supprimer tous les comptes et de ne garder qu’un admin pour commencer</text:p>
      <text:p text:style-name="P18">Lors de la création d’un compte admin, on lui attribut tout les droits</text:p>
      <text:p text:style-name="P18"/>
      <text:p text:style-name="P8">6 | <text:s/>Console Mysql </text:p>
      <text:p text:style-name="P18"/>
      <text:p text:style-name="P18">Se positionner dans le dossier contenant l’application « mysql.exe », on lance dans une console</text:p>
      <text:p text:style-name="P18"/>
      <text:p text:style-name="P23">mysql.exe -u root</text:p>
      <text:p text:style-name="P18"/>
      <text:p text:style-name="P21">Ou avec mot de passe </text:p>
      <text:p text:style-name="P18"/>
      <text:p text:style-name="P23">mysql.exe -u root -p mot_de_passe</text:p>
      <text:p text:style-name="P23"/>
      <text:p text:style-name="P34">On se connecte à la bdd</text:p>
      <text:p text:style-name="P34"/>
      <text:p text:style-name="P23"><text:span text:style-name="T2">mysql&gt;</text:span>connect nom_bdd ip_serveur</text:p>
      <text:p text:style-name="P23"><text:span text:style-name="T2">mysql&gt;</text:span>connect sio_bdd 127.0.0.1</text:p>
      <text:p text:style-name="P23"/>
      <text:p text:style-name="P34">On selectionne la bdd </text:p>
      <text:p text:style-name="P23"><text:span text:style-name="T2">mysql&gt;</text:span>use sio_bdd</text:p>
      <text:p text:style-name="P18"/>
      <text:p text:style-name="P22">Il y a 2 commandes principales pour gérer les droits en SQL : </text:p>
      <text:p text:style-name="P22"/>
      <text:p text:style-name="P19"><text:tab/><text:span text:style-name="T2">GRANT</text:span> : permet d’attribuer un ou plusieurs droits/privilèges à un utilisateur sur une ou des tables .</text:p>
      <text:p text:style-name="P19"/>
      <text:p text:style-name="P20"><text:span text:style-name="T2">GRANT</text:span> <text:span text:style-name="T5">nom_action</text:span> <text:span text:style-name="T2">ON</text:span> <text:span text:style-name="T5">nom_table</text:span> <text:span text:style-name="T2">TO</text:span> <text:span text:style-name="T5">nom-utilisateur </text:span></text:p>
      <text:p text:style-name="P20"><text:span text:style-name="T5"/></text:p>
      <text:p text:style-name="P19">REVOKE : permet de retirer un ou plusieurs droits/privilèges à un utilisateur sur une ou des tables.</text:p>
      <text:p text:style-name="P35"/>
      <text:p text:style-name="P28"><text:span text:style-name="T8">REVOKE</text:span> nom_action <text:span text:style-name="T8">ON</text:span> nom_table <text:span text:style-name="T8">FROM</text:span> nom_utilisateurs</text:p>
      <text:p text:style-name="P24"/>
      <text:p text:style-name="P30">Il est parfois nécessaire d’ajouter « ; » après chaque instruction.</text:p>
      <text:p text:style-name="P30"/>
      <text:p text:style-name="P9">7 | <text:s/>Exemples</text:p>
      <text:p text:style-name="P9"/>
      <text:p text:style-name="P30"><text:span text:style-name="T3">GRANT</text:span><text:span text:style-name="T9"> insert </text:span><text:span text:style-name="T3">ON</text:span><text:span text:style-name="T9"> etudiant </text:span><text:span text:style-name="T3">TO</text:span><text:span text:style-name="T9"> wallon</text:span> <text:s/>– <text:s/><text:span text:style-name="T5">D</text:span><text:span text:style-name="T6">o</text:span><text:span text:style-name="T5">nne le droit à wallon d’effectuer un insert sur la table</text:span> <text:span text:style-name="T5">étudiant </text:span></text:p>
      <text:p text:style-name="P30"><text:span text:style-name="T3">REVOKE</text:span><text:span text:style-name="T9"> insert </text:span><text:span text:style-name="T3">ON</text:span><text:span text:style-name="T9"> etudiant </text:span><text:span text:style-name="T3">TO</text:span><text:span text:style-name="T9"> wallon</text:span> <text:s/>– <text:s/><text:span text:style-name="T5">Retire le droit précédemment ajouté</text:span> </text:p>
      <text:p text:style-name="P31"><text:soft-page-break/><text:span text:style-name="T9">GRANT </text:span><text:span text:style-name="T10">all</text:span><text:span text:style-name="T9"> ON * TO wallon</text:span> <text:s text:c="2"/>– <text:s/><text:span text:style-name="T5">Donne tout les droits sur toutes les tables à wallon </text:span></text:p>
      <text:p text:style-name="P31"><text:span text:style-name="T9">REVOKE </text:span><text:span text:style-name="T10">all PRIVILEGES</text:span><text:span text:style-name="T9"> ON * <text:s/></text:span><text:span text:style-name="T11">FROM</text:span><text:span text:style-name="T9"> wallon</text:span> <text:s/>– <text:s/><text:span text:style-name="T5">Retire tout les droits sur toutes les tables à wallon</text:span></text:p>
      <text:p text:style-name="P31"><text:span text:style-name="T5"/></text:p>
      <text:p text:style-name="P36"><text:span text:style-name="T5">Exemple de gestion des utilisateurs </text:span></text:p>
      <text:p text:style-name="P32"><text:span text:style-name="T5"/></text:p>
      <text:p text:style-name="P32"><text:span text:style-name="T5">On peut représenter par un tableau le privilèges attribués aux différents profils. </text:span></text:p>
      <text:p text:style-name="P32"><text:span text:style-name="T5"/></text:p>
      <table:table table:name="Tableau2" table:style-name="Tableau2">
        <table:table-column table:style-name="Tableau2.A" table:number-columns-repeated="5"/>
        <table:table-row table:style-name="TableLine1309483708976">
          <table:table-cell table:style-name="Tableau2.A1" office:value-type="string">
            <text:p text:style-name="P42">Utilisateurs/droits</text:p>
          </table:table-cell>
          <table:table-cell table:style-name="Tableau2.A1" office:value-type="string">
            <text:p text:style-name="P42">INSERT</text:p>
          </table:table-cell>
          <table:table-cell table:style-name="Tableau2.A1" office:value-type="string">
            <text:p text:style-name="P42">DELETE</text:p>
          </table:table-cell>
          <table:table-cell table:style-name="Tableau2.A1" office:value-type="string">
            <text:p text:style-name="P42">UPDATE</text:p>
          </table:table-cell>
          <table:table-cell table:style-name="Tableau2.E1" office:value-type="string">
            <text:p text:style-name="P42">SELECT</text:p>
          </table:table-cell>
        </table:table-row>
        <table:table-row table:style-name="TableLine1309483708976">
          <table:table-cell table:style-name="Tableau2.A2" office:value-type="string">
            <text:p text:style-name="P42">Directeur Général</text:p>
          </table:table-cell>
          <table:table-cell table:style-name="Tableau2.A2" office:value-type="string">
            <text:p text:style-name="P43">X</text:p>
          </table:table-cell>
          <table:table-cell table:style-name="Tableau2.A2" office:value-type="string">
            <text:p text:style-name="P43">X</text:p>
          </table:table-cell>
          <table:table-cell table:style-name="Tableau2.A2" office:value-type="string">
            <text:p text:style-name="P43">X</text:p>
          </table:table-cell>
          <table:table-cell table:style-name="Tableau2.E2" office:value-type="string">
            <text:p text:style-name="P43">X</text:p>
          </table:table-cell>
        </table:table-row>
        <table:table-row table:style-name="TableLine1309483708976">
          <table:table-cell table:style-name="Tableau2.A2" office:value-type="string">
            <text:p text:style-name="P42">RH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3">X</text:p>
          </table:table-cell>
          <table:table-cell table:style-name="Tableau2.E2" office:value-type="string">
            <text:p text:style-name="P43">X</text:p>
          </table:table-cell>
        </table:table-row>
        <table:table-row table:style-name="TableLine1309483708976">
          <table:table-cell table:style-name="Tableau2.A2" office:value-type="string">
            <text:p text:style-name="P42">Employés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40"/>
          </table:table-cell>
          <table:table-cell table:style-name="Tableau2.E2" office:value-type="string">
            <text:p text:style-name="P43">X</text:p>
          </table:table-cell>
        </table:table-row>
      </table:table>
      <text:p text:style-name="P32"><text:span text:style-name="T5"/></text:p>
      <text:p text:style-name="P10"/>
      <text:p text:style-name="P10">8 | <text:s/>Conclusion</text:p>
      <text:p text:style-name="P10"/>
      <text:p text:style-name="P33">En appliquant une politique de gestion des utilisateurs, cela permet :</text:p>
      <text:p text:style-name="P33"/>
      <text:p text:style-name="P33"><text:tab/><text:span text:style-name="T5">- Limiter les accès en supprimant les profils inutiles</text:span></text:p>
      <text:p text:style-name="P25"><text:tab/>- Créer des profils ou d’attribuer des rôles au utilisateurs</text:p>
      <text:p text:style-name="P25"><text:tab/>- Gérer et de limiter les droits des utilisateurs</text:p>
      <text:p text:style-name="P25"><text:tab/>- Sécuriser la base de données</text:p>
      <text:p text:style-name="P25"/>
      <text:p text:style-name="P25"/>
      <text:p text:style-name="P25"/>
      <text:p text:style-name="P37">Exo 1 :</text:p>
      <text:p text:style-name="P26"/>
      <text:p text:style-name="P29">REVOKE ALL PRIVILEGES ON * FROM patrick_bruel ;</text:p>
      <text:p text:style-name="P29">GRANT UPDATE, SELECT ON a TO patrick_bruel ;</text:p>
      <text:p text:style-name="P29">GRANT SELECT ON b TO patrick_bruel</text:p>
      <text:p text:style-name="P26"/>
      <text:p text:style-name="P27">- Révoque tout les droits sur toutes les tables, </text:p>
      <text:p text:style-name="P27">- <text:span text:style-name="T12">D</text:span>onne le droit d’utiliser update et select sur la table a pour patrick bruel, </text:p>
      <text:p text:style-name="P27">- <text:span text:style-name="T12">D</text:span>onne le droit d’utiliser select sur la table b à patrick_bruel</text:p>
      <text:p text:style-name="P26"/>
      <text:p text:style-name="P38">Exo 2 :</text:p>
      <text:p text:style-name="P38"/>
      <table:table table:name="Tableau3" table:style-name="Tableau3">
        <table:table-column table:style-name="Tableau3.A" table:number-columns-repeated="3"/>
        <table:table-row table:style-name="TableLine1309483705440">
          <table:table-cell table:style-name="Tableau3.A1" office:value-type="string">
            <text:p text:style-name="P44">SPECTACLE</text:p>
          </table:table-cell>
          <table:table-cell table:style-name="Tableau3.A1" office:value-type="string">
            <text:p text:style-name="P44">SALLE</text:p>
          </table:table-cell>
          <table:table-cell table:style-name="Tableau3.C1" office:value-type="string">
            <text:p text:style-name="P44">REPRESENTATION</text:p>
          </table:table-cell>
        </table:table-row>
        <table:table-row table:style-name="TableLine1309483705440">
          <table:table-cell table:style-name="Tableau3.A2" office:value-type="string">
            <text:p text:style-name="P44">$id_spectacle:int</text:p>
            <text:p text:style-name="P44">nom:st</text:p>
            <text:p text:style-name="P44">duree:minutes</text:p>
            <text:p text:style-name="P44">type:(théâtre)</text:p>
            <text:p text:style-name="P44">danse : (concert)</text:p>
          </table:table-cell>
          <table:table-cell table:style-name="Tableau3.A2" office:value-type="string">
            <text:p text:style-name="P44">$id_salle:int</text:p>
            <text:p text:style-name="P44">nb_places:int</text:p>
          </table:table-cell>
          <table:table-cell table:style-name="Tableau3.C2" office:value-type="string">
            <text:p text:style-name="P44">$date:timestamp</text:p>
            <text:p text:style-name="P44">prix:decimal</text:p>
            <text:p text:style-name="P44">#id_spectacle→ SPECTACLE</text:p>
            <text:p text:style-name="P44">#id_salle→ SALLE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custom-shape text:anchor-type="paragraph" draw:z-index="0" draw:name="Forme 1" draw:style-name="gr2" svg:width="4.578cm" svg:height="3.07cm" svg:x="0.986cm" svg:y="0.646cm"><text:p>SALLE</text:p><text:p/><text:p>$id_salle</text:p><text:p/><draw:enhanced-geometry svg:viewBox="0 0 21600 21600" draw:type="rectangle" draw:enhanced-path="M 0 0 L 21600 0 21600 21600 0 21600 0 0 Z N"/></draw:custom-shape><draw:custom-shape text:anchor-type="paragraph" draw:z-index="1" draw:name="Forme 2" draw:style-name="gr2" svg:width="4.578cm" svg:height="3.07cm" svg:x="6.436cm" svg:y="5.646cm"><text:p>REPRESENTATION</text:p><text:p/><text:p>#id_salle</text:p><text:p>#id_spectacle</text:p><draw:enhanced-geometry svg:viewBox="0 0 21600 21600" draw:type="rectangle" draw:enhanced-path="M 0 0 L 21600 0 21600 21600 0 21600 0 0 Z N"/></draw:custom-shape><draw:custom-shape text:anchor-type="paragraph" draw:z-index="2" draw:name="Forme 3" draw:style-name="gr2" svg:width="4.578cm" svg:height="3.07cm" svg:x="11.728cm" svg:y="0.725cm"><text:p>SPECTACLE</text:p><text:p/><text:p>$id_spectacle</text:p><text:p/><draw:enhanced-geometry svg:viewBox="0 0 21600 21600" draw:type="rectangle" draw:enhanced-path="M 0 0 L 21600 0 21600 21600 0 21600 0 0 Z N"/></draw:custom-shape><draw:line text:anchor-type="paragraph" draw:z-index="3" draw:name="Ligne 1" draw:style-name="gr1" draw:text-style-name="P45" svg:x1="6.568cm" svg:y1="5.99cm" svg:x2="5.563cm" svg:y2="3.582cm"><text:p/></draw:line><draw:line text:anchor-type="paragraph" draw:z-index="4" draw:name="Ligne 2" draw:style-name="gr1" draw:text-style-name="P45" svg:x1="11.728cm" svg:y1="3.794cm" svg:x2="10.855cm" svg:y2="5.858cm"><text:p/></draw:line><text:soft-page-break/><text:s text:c="42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9">GRANT insert,<text:span text:style-name="T13">delete,select,update</text:span> ON spectacle to programmateur ;</text:p>
      <text:p text:style-name="P39">GRANT <text:span text:style-name="T13">insert,update,delete</text:span> ON salles, representations to regisseur ;</text:p>
      <text:p text:style-name="P39">GRANT select ON * to <text:span text:style-name="T14">PUBLIC 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5T13:11:43.582000000</meta:creation-date>
    <dc:date>2023-12-05T14:46:51.255000000</dc:date>
    <meta:editing-duration>PT44M5S</meta:editing-duration>
    <meta:editing-cycles>12</meta:editing-cycles>
    <meta:generator>LibreOffice/7.2.7.2$Windows_X86_64 LibreOffice_project/8d71d29d553c0f7dcbfa38fbfda25ee34cce99a2</meta:generator>
    <meta:document-statistic meta:table-count="3" meta:image-count="0" meta:object-count="0" meta:page-count="4" meta:paragraph-count="109" meta:word-count="717" meta:character-count="4738" meta:non-whitespace-character-count="3717"/>
  </office:meta>
</office:document-meta>
</file>